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1115 / Fz 855</text:p>
          </table:table-cell>
          <table:table-cell table:style-name="ce24" office:value-type="string" calcext:value-type="string">
            <text:p>Cópias YA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]-[.C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/>
          <table:table-cell table:style-name="ce27" table:formula="of:=SUM([.C38]+[.C79]+[.C120]+[.C161]+[.C202]+[.C243])" office:value-type="currency" office:currency="BRL" office:value="5318" calcext:value-type="currency">
            <text:p>R$ 5.318,00</text:p>
          </table:table-cell>
          <table:table-cell table:style-name="ce27" table:formula="of:=SUM([.C39]+[.C80]+[.C121]+[.C162]+[.C203]+[.C244])" office:value-type="currency" office:currency="BRL" office:value="784.03" calcext:value-type="currency">
            <text:p>R$ 784,03</text:p>
          </table:table-cell>
          <table:table-cell table:style-name="ce27" table:formula="of:=SUM([.C40]+[.C81]+[.C122]+[.C163]+[.C204]+[.C245])" office:value-type="currency" office:currency="BRL" office:value="4533.97" calcext:value-type="currency">
            <text:p>R$ 4.533,97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5" calcext:value-type="currency">
            <text:p>R$ 25,00</text:p>
          </table:table-cell>
          <table:table-cell table:style-name="ce18" office:value-type="currency" office:currency="BRL" office:value="6" calcext:value-type="currency">
            <text:p>R$ 6,00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Cópia TAG simples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]-[.C5])" office:value-type="currency" office:currency="BRL" office:value="19" calcext:value-type="currency">
            <text:p>R$ 19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Fit</text:p>
          </table:table-cell>
          <table:table-cell table:style-name="ce24" office:value-type="string" calcext:value-type="string">
            <text:p>Abertura automotiv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150" calcext:value-type="currency">
            <text:p>R$ 15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3F</text:p>
          </table:table-cell>
          <table:table-cell table:style-name="ce24" office:value-type="string" calcext:value-type="string">
            <text:p>Troca miolo PV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7]-[.C7])" office:value-type="currency" office:currency="BRL" office:value="126.8" calcext:value-type="currency">
            <text:p>R$ 126,8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00" calcext:value-type="currency">
            <text:p>R$ 10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100" calcext:value-type="currency">
            <text:p>R$ 10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]-[.C9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HELA/PD 682;693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45]-[.C45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5" calcext:value-type="currency">
            <text:p>R$ 45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GM </text:p>
          </table:table-cell>
          <table:table-cell table:style-name="ce24" office:value-type="string" calcext:value-type="string">
            <text:p>Troca de carcaça (não quis recibo)/Deb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40" calcext:value-type="currency">
            <text:p>R$ 4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ST 543;795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47]-[.C47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8]-[.C48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49]-[.C4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4" calcext:value-type="currency">
            <text:p>R$ 3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Retirada de cópia;cópi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30.8" calcext:value-type="currency">
            <text:p>R$ 3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9" calcext:value-type="currency">
            <text:p>R$ 49,00</text:p>
          </table:table-cell>
          <table:table-cell table:style-name="ce18" office:value-type="currency" office:currency="BRL" office:value="9.2" calcext:value-type="currency">
            <text:p>R$ 9,20</text:p>
          </table:table-cell>
          <table:table-cell table:style-name="ce24" office:value-type="string" calcext:value-type="string">
            <text:p>AR 832/AML 848</text:p>
          </table:table-cell>
          <table:table-cell table:style-name="ce24" office:value-type="string" calcext:value-type="string">
            <text:p>Cópia simples;tag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51]-[.C51])" office:value-type="currency" office:currency="BRL" office:value="39.8" calcext:value-type="currency">
            <text:p>R$ 39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Chevrolet</text:p>
          </table:table-cell>
          <table:table-cell table:style-name="ce24" office:value-type="string" calcext:value-type="string">
            <text:p>Cópia de lâmin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2]-[.C52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29.95" calcext:value-type="currency">
            <text:p>R$ 29,95</text:p>
          </table:table-cell>
          <table:table-cell table:style-name="ce24" office:value-type="string" calcext:value-type="string">
            <text:p>Soprano 1055</text:p>
          </table:table-cell>
          <table:table-cell table:style-name="ce24" office:value-type="string" calcext:value-type="string">
            <text:p>Abertura troca de miolo/Din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3]-[.C53])" office:value-type="currency" office:currency="BRL" office:value="120.05" calcext:value-type="currency">
            <text:p>R$ 120,05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1115</text:p>
          </table:table-cell>
          <table:table-cell table:style-name="ce24" office:value-type="string" calcext:value-type="string">
            <text:p>Cópias YALE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4]-[.C54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75" calcext:value-type="currency">
            <text:p>R$ 1.575,00</text:p>
          </table:table-cell>
          <table:table-cell table:style-name="ce18" table:formula="of:=SUM(45*1.6)" office:value-type="currency" office:currency="BRL" office:value="72" calcext:value-type="currency">
            <text:p>R$ 72,00</text:p>
          </table:table-cell>
          <table:table-cell table:style-name="ce24" office:value-type="string" calcext:value-type="string">
            <text:p>Vouga / Pado</text:p>
          </table:table-cell>
          <table:table-cell table:style-name="ce24" office:value-type="string" calcext:value-type="string">
            <text:p>Miolos (Orçamento HOTEL)/link</text:p>
          </table:table-cell>
          <table:table-cell table:style-name="ce24" table:formula="of:=SUM(45*2)" office:value-type="float" office:value="90" calcext:value-type="float">
            <text:p>90</text:p>
          </table:table-cell>
          <table:table-cell table:style-name="ce18" table:formula="of:=SUM([.B55]-[.C55])" office:value-type="currency" office:currency="BRL" office:value="1503" calcext:value-type="currency">
            <text:p>R$ 1.503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6]-[.C8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7]-[.C87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15" calcext:value-type="currency">
            <text:p>R$ 15,00</text:p>
          </table:table-cell>
          <table:table-cell table:style-name="ce24" office:value-type="string" calcext:value-type="string">
            <text:p>IPEX PIX</text:p>
          </table:table-cell>
          <table:table-cell table:style-name="ce24" office:value-type="string" calcext:value-type="string">
            <text:p>Configuração controle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8]-[.C88])" office:value-type="currency" office:currency="BRL" office:value="105" calcext:value-type="currency">
            <text:p>R$ 105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27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9]-[.C8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0]-[.C90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Brasil</text:p>
          </table:table-cell>
          <table:table-cell table:style-name="ce24" office:value-type="string" calcext:value-type="string">
            <text:p>Apertar Parafuso do miolo / 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1]-[.C91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2]-[.C92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2" calcext:value-type="currency">
            <text:p>R$ 32,00</text:p>
          </table:table-cell>
          <table:table-cell table:style-name="ce18" table:formula="of:=SUM(30/5+1.6)" office:value-type="currency" office:currency="BRL" office:value="7.6" calcext:value-type="currency">
            <text:p>R$ 7,60</text:p>
          </table:table-cell>
          <table:table-cell table:style-name="ce24" office:value-type="string" calcext:value-type="string">
            <text:p>23A / Piller</text:p>
          </table:table-cell>
          <table:table-cell table:style-name="ce24" office:value-type="string" calcext:value-type="string">
            <text:p>Cópia YALE;pilh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3]-[.C9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r 999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4]-[.C9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0" calcext:value-type="currency">
            <text:p>R$ 60,00</text:p>
          </table:table-cell>
          <table:table-cell table:style-name="ce18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TX TOP</text:p>
          </table:table-cell>
          <table:table-cell table:style-name="ce24" office:value-type="string" calcext:value-type="string">
            <text:p>Controle/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5]-[.C95])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4" calcext:value-type="currency">
            <text:p>R$ 14,00</text:p>
          </table:table-cell>
          <table:table-cell table:style-name="ce18" office:value-type="currency" office:currency="BRL" office:value="2.15" calcext:value-type="currency">
            <text:p>R$ 2,15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6]-[.C96])" office:value-type="currency" office:currency="BRL" office:value="11.85" calcext:value-type="currency">
            <text:p>R$ 11,85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25" calcext:value-type="currency">
            <text:p>R$ 225,00</text:p>
          </table:table-cell>
          <table:table-cell table:style-name="ce18" table:formula="of:=SUM(16*1.6+25)" office:value-type="currency" office:currency="BRL" office:value="50.6" calcext:value-type="currency">
            <text:p>R$ 50,60</text:p>
          </table:table-cell>
          <table:table-cell table:style-name="ce24" office:value-type="string" calcext:value-type="string">
            <text:p>Pd 682;693/ HAF 10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6" calcext:value-type="float">
            <text:p>16</text:p>
          </table:table-cell>
          <table:table-cell table:style-name="ce18" table:formula="of:=SUM([.B97]-[.C97])" office:value-type="currency" office:currency="BRL" office:value="174.4" calcext:value-type="currency">
            <text:p>R$ 17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0" calcext:value-type="currency">
            <text:p>R$ 2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7]-[.C127])" office:value-type="currency" office:currency="BRL" office:value="14.4" calcext:value-type="currency">
            <text:p>R$ 1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10" calcext:value-type="currency">
            <text:p>R$ 11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 Maçaneta fix</text:p>
          </table:table-cell>
          <table:table-cell table:style-name="ce24" office:value-type="string" calcext:value-type="string">
            <text:p>Abertura Residencial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8]-[.C128])" office:value-type="currency" office:currency="BRL" office:value="110" calcext:value-type="currency">
            <text:p>R$ 11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29]-[.C12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AR 832/ST 543;605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130]-[.C130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75" calcext:value-type="currency">
            <text:p>R$ 75,00</text:p>
          </table:table-cell>
          <table:table-cell table:style-name="ce18" office:value-type="currency" office:currency="BRL" office:value="29" calcext:value-type="currency">
            <text:p>R$ 29,00</text:p>
          </table:table-cell>
          <table:table-cell table:style-name="ce24" office:value-type="string" calcext:value-type="string">
            <text:p>CR 2032 / OhPro</text:p>
          </table:table-cell>
          <table:table-cell table:style-name="ce24" office:value-type="string" calcext:value-type="string">
            <text:p>ControleClone;Troca de Pilh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1]-[.C131])" office:value-type="currency" office:currency="BRL" office:value="46" calcext:value-type="currency">
            <text:p>R$ 46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5" calcext:value-type="currency">
            <text:p>R$ 135,00</text:p>
          </table:table-cell>
          <table:table-cell table:style-name="ce18" table:formula="of:=SUM(12*1.6)" office:value-type="currency" office:currency="BRL" office:value="19.2" calcext:value-type="currency">
            <text:p>R$ 19,20</text:p>
          </table:table-cell>
          <table:table-cell table:style-name="ce24" office:value-type="string" calcext:value-type="string">
            <text:p>Fz 855 / Pd 682 / St 846;605</text:p>
          </table:table-cell>
          <table:table-cell table:style-name="ce24" office:value-type="string" calcext:value-type="string">
            <text:p>Cópias YALE/Pix</text:p>
          </table:table-cell>
          <table:table-cell table:style-name="ce24" office:value-type="float" office:value="12" calcext:value-type="float">
            <text:p>12</text:p>
          </table:table-cell>
          <table:table-cell table:style-name="ce18" table:formula="of:=SUM([.B132]-[.C132])" office:value-type="currency" office:currency="BRL" office:value="115.8" calcext:value-type="currency">
            <text:p>R$ 11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;higienização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3]-[.C13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7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4]-[.C13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60" calcext:value-type="currency">
            <text:p>R$ 160,00</text:p>
          </table:table-cell>
          <table:table-cell table:style-name="ce18" office:value-type="currency" office:currency="BRL" office:value="45" calcext:value-type="currency">
            <text:p>R$ 45,00</text:p>
          </table:table-cell>
          <table:table-cell table:style-name="ce24" office:value-type="string" calcext:value-type="string">
            <text:p>Kia</text:p>
          </table:table-cell>
          <table:table-cell table:style-name="ce24" office:value-type="string" calcext:value-type="string">
            <text:p>Troca de carcaça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5]-[.C135])" office:value-type="currency" office:currency="BRL" office:value="115" calcext:value-type="currency">
            <text:p>R$ 11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Civic</text:p>
          </table:table-cell>
          <table:table-cell table:style-name="ce24" office:value-type="string" calcext:value-type="string">
            <text:p>Abertura Automotiv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6]-[.C13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Gav / Sop 1062</text:p>
          </table:table-cell>
          <table:table-cell table:style-name="ce24" office:value-type="string" calcext:value-type="string">
            <text:p>Cópia YALE/Cred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7]-[.C137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68]-[.C168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14" calcext:value-type="currency">
            <text:p>R$ 114,00</text:p>
          </table:table-cell>
          <table:table-cell table:style-name="ce18" office:value-type="currency" office:currency="BRL" office:value="16" calcext:value-type="currency">
            <text:p>R$ 16,00</text:p>
          </table:table-cell>
          <table:table-cell table:style-name="ce24" office:value-type="string" calcext:value-type="string">
            <text:p>ST 8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0" calcext:value-type="float">
            <text:p>10</text:p>
          </table:table-cell>
          <table:table-cell table:style-name="ce18" table:formula="of:=SUM([.B169]-[.C169])" office:value-type="currency" office:currency="BRL" office:value="98" calcext:value-type="currency">
            <text:p>R$ 98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ntelbras/AR 832;ST 1030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0]-[.C170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15" calcext:value-type="currency">
            <text:p>R$ 615,00</text:p>
          </table:table-cell>
          <table:table-cell table:style-name="ce18" table:formula="of:=SUM(139*2+4*1.6)" office:value-type="currency" office:currency="BRL" office:value="284.4" calcext:value-type="currency">
            <text:p>R$ 284,40</text:p>
          </table:table-cell>
          <table:table-cell table:style-name="ce24" office:value-type="string" calcext:value-type="string">
            <text:p>LaFont 970 (Land)</text:p>
          </table:table-cell>
          <table:table-cell table:style-name="ce24" office:value-type="string" calcext:value-type="string">
            <text:p>Troca de Miolos;Cópias/Pix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171]-[.C171])" office:value-type="currency" office:currency="BRL" office:value="330.6" calcext:value-type="currency">
            <text:p>R$ 330,6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2]-[.C172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120" calcext:value-type="currency">
            <text:p>R$ 12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605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4]-[.C17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orta de metal</text:p>
          </table:table-cell>
          <table:table-cell table:style-name="ce24" office:value-type="string" calcext:value-type="string">
            <text:p>Abertura Residencial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75]-[.C175])" office:value-type="currency" office:currency="BRL" office:value="120" calcext:value-type="currency">
            <text:p>R$ 12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/MGM 1007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6]-[.C176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ST 1007</text:p>
          </table:table-cell>
          <table:table-cell table:style-name="ce24" office:value-type="string" calcext:value-type="string">
            <text:p>Cópia tetra/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7]-[.C177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8]-[.C178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AR 832/FZ 855/AR 27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179]-[.C179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3.33" calcext:value-type="currency">
            <text:p>R$ 33,33</text:p>
          </table:table-cell>
          <table:table-cell table:style-name="ce24" office:value-type="string" calcext:value-type="string">
            <text:p>Porta de Vidro</text:p>
          </table:table-cell>
          <table:table-cell table:style-name="ce24" office:value-type="string" calcext:value-type="string">
            <text:p>Troca de fechadura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80]-[.C180])" office:value-type="currency" office:currency="BRL" office:value="96.67" calcext:value-type="currency">
            <text:p>R$ 96,67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95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1]-[.C181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T 605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2]-[.C182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T 999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3]-[.C183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1351" calcext:value-type="currency">
            <text:p>R$ 1.351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379.33" calcext:value-type="currency">
            <text:p>R$ 379,33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971.67" calcext:value-type="currency">
            <text:p>R$ 971,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2" table:default-cell-style-name="Default"/>
        <table:table-column table:style-name="co2" table:default-cell-style-name="ce15"/>
        <table:table-column table:style-name="co13" table:default-cell-style-name="ce15"/>
        <table:table-column table:style-name="co2" table:number-columns-repeated="4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5318" calcext:value-type="currency">
            <text:p>R$ 5.318,00</text:p>
          </table:table-cell>
          <table:table-cell table:style-name="ce15" table:formula="of:=SUM([$'1º Semana'.L4])" office:value-type="currency" office:currency="BRL" office:value="4533.97" calcext:value-type="currency">
            <text:p>R$ 4.533,97</text:p>
          </table:table-cell>
          <table:table-cell table:style-name="ce15" table:formula="of:=SUM([.B3:.J25])" office:value-type="currency" office:currency="BRL" office:value="1453.84" calcext:value-type="currency">
            <text:p>R$ 1.453,84</text:p>
          </table:table-cell>
          <table:table-cell/>
          <table:table-cell table:style-name="ce15" table:formula="of:=SUM([.M3]-[.N3])" office:value-type="currency" office:currency="BRL" office:value="3080.13" calcext:value-type="currency">
            <text:p>R$ 3.080,13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3.9" calcext:value-type="currency">
            <text:p>R$ 23,9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table:formula="of:=SUM(150+146)" office:value-type="currency" office:currency="BRL" office:value="296" calcext:value-type="currency">
            <text:p>R$ 29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.95" calcext:value-type="currency">
            <text:p>R$ 59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6T17:49:49.350000000</dc:date>
    <meta:editing-duration>P1DT11H15M52S</meta:editing-duration>
    <meta:editing-cycles>45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